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outline1">
      <style:graphic-properties fo:min-height="11.929cm"/>
    </style:style>
    <style:style style:name="pr2" style:family="presentation" style:parent-style-name="Vintage-notes">
      <style:graphic-properties draw:fill-color="#ffffff" fo:min-height="14cm"/>
    </style:style>
    <style:style style:name="pr3" style:family="presentation" style:parent-style-name="Vintage-title">
      <style:graphic-properties fo:min-height="3.067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2cm" svg:height="12.179cm" svg:x="1.4cm" svg:y="5.066cm" presentation:class="outline">
          <draw:text-box>
            <text:list text:style-name="L1">
              <text:list-header>
                <text:p text:style-name="P1">FUNC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ritting function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Writting a function in R is very easy. IT has three parts.</text:p>
                <text:p>Test&lt;-function(arg1,arg2) ## the declaration part with two input arguments, arg1 and arg2</text:p>
                <text:p>{ ## begining of function</text:p>
                <text:p><text:s text:c="2"/>Statements</text:p>
                <text:p><text:s text:c="2"/>return(object) ## function will return this object</text:p>
                <text:p>}## end of function</text:p>
                <text:p>The last statement in R is the return statement.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lling function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Once a function is registered on R, we can call it by name and passing required argument.</text:p>
                <text:p>&gt; test(3,arg2 = 4)</text:p>
                <text:p>It is always advisable to use the name of argument after first argument and with a space before and after = 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unction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Lets write a simple function of calculating sum</text:p>
                <text:p>my_add&lt;-function(x,y) {</text:p>
                <text:p><text:s text:c="16"/>x+y</text:p>
                <text:p>}</text:p>
                <text:p>&gt; my_add(2+3)</text:p>
                <text:p>[1] 5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ontrol Strucuture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Control Strucuture in R allow you to control the flow of execution of the program, depending on runtime conditions. Common structures are</text:p>
              </text:list-item>
              <text:list-item>
                <text:p>If, else : testing a condition</text:p>
              </text:list-item>
              <text:list-item>
                <text:p>For : execute a loop a fixed number of times</text:p>
              </text:list-item>
              <text:list-item>
                <text:p>While : execute a loop while a condition is true</text:p>
              </text:list-item>
              <text:list-item>
                <text:p>Repeat: execute an infinite loop</text:p>
              </text:list-item>
              <text:list-item>
                <text:p>Break : break the execution of loop</text:p>
              </text:list-item>
              <text:list-item>
                <text:p>Next : skip an interaction of a loop</text:p>
              </text:list-item>
              <text:list-item>
                <text:p>Return : exit a function</text:p>
                <text:p>Most control strucutres are not used in interactive sessions but rather writting function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ontrol Strucures:if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if(&lt;condition&gt;) {</text:p>
                <text:p><text:s text:c="6"/>## do something</text:p>
                <text:p>} else {</text:p>
                <text:p><text:s text:c="6"/>## do something else</text:p>
                <text:p>}</text:p>
              </text:list-header>
              <text:list-item>
                <text:p>If (&lt;condition&gt;) {</text:p>
                <text:p><text:s text:c="6"/>## do something</text:p>
                <text:p>} else if(&lt;condition2&gt;) {</text:p>
                <text:p><text:s text:c="6"/>## do something else</text:p>
                <text:p>}else {</text:p>
                <text:p><text:s text:c="6"/>## do something else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or loop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For loops are used for iterating over the <text:s/>elements of an object list</text:p>
                <text:p>for (i in 10) {</text:p>
                <text:p><text:s text:c="4"/>print(i)</text:p>
                <text:p>}</text:p>
              </text:list-item>
              <text:list-item>
                <text:p>X&lt;-c(“a”,”b”,”c”,”d”)</text:p>
                <text:p>for (i in seq_along(x)){</text:p>
                <text:p><text:s text:c="4"/>print(x[i])</text:p>
                <text:p>}</text:p>
                <text:p>For (letter in x) {</text:p>
                <text:p><text:s text:c="11"/>print(letter)</text:p>
                <text:p>}</text:p>
                <text:p/>
              </text:list-item>
              <text:list-item>
                <text:p>For (i in 1:4) print(x[i]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Nested for loop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X&lt;-matrix(1:6,2,3)</text:p>
                <text:p>for(i in seq_len(nrow(x))) {</text:p>
                <text:p><text:s text:c="8"/>for( j in seq_len(ncol(x))) {</text:p>
                <text:p><text:s text:c="17"/>print(x[i,j])</text:p>
                <text:p><text:s text:c="7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ile Loop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While loop begin by testing a condition</text:p>
                <text:p>count &lt;- 0</text:p>
                <text:p>while (count &lt; 10) {</text:p>
                <text:p><text:s text:c="5"/>print(count)</text:p>
                <text:p><text:s text:c="5"/>count&lt;-count+1</text:p>
                <text:p>}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unction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Function are created using the function() and are stored as R Objects just like anything else. </text:p>
              </text:list-item>
              <text:list-item>
                <text:p>They can be passed as arguments to other functions</text:p>
              </text:list-item>
              <text:list-item>
                <text:p>Functions can be nested. You can define a function inside a function.</text:p>
              </text:list-item>
              <text:list-item>
                <text:p>Formal arguments are the arguments included in the function definition.</text:p>
              </text:list-item>
              <text:list-item>
                <text:p>Function arguments can be missing or might have defaut valu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rgument Matching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R function arguments can be matched positionally or by name.</text:p>
              </text:list-item>
              <text:list-item>
                <text:p>Mydata&lt;-rnorm(100)</text:p>
              </text:list-item>
              <text:list-item>
                <text:p>sd(mydata)</text:p>
              </text:list-item>
              <text:list-item>
                <text:p>sd(x=mydata)</text:p>
              </text:list-item>
              <text:list-item>
                <text:p>sd(x = mydata, na.rm=FALSE)</text:p>
              </text:list-item>
              <text:list-item>
                <text:p>sd(na.rm=FALSE, x=mydata)</text:p>
              </text:list-item>
              <text:list-item>
                <text:p>sd(na.rm=FALSE, mydat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efining a function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F&lt;-function(a,b=1,c=2,d=NULL)</text:p>
                <text:p>you can send NULL to an argument.</text:p>
              </text:list-item>
              <text:list-item>
                <text:p>It is not necessary to use all the arguments in the function.</text:p>
              </text:list-item>
              <text:list-item>
                <text:p>When using generic functions, we can pass ... to those arguments which we dont want to change.</text:p>
                <text:p>Myplot&lt;-function(x,y,type=”l”,...){</text:p>
                <text:p>plot(x,y,type=type,...)</text:p>
                <text:p>}</text:p>
              </text:list-item>
              <text:list-item>
                <text:p>... argument is also necessary when the number of arguments passed to the function cannot be known in advance.</text:p>
              </text:list-item>
              <text:list-item>
                <text:p>Arguments coming after <text:tab/>... must be named explicitly and cannot be partially match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coping Rule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When R binds a value to a symbol, it searches through a <text:s/>series of environments to find appropriate value.</text:p>
                <text:p>1. search the global environment</text:p>
                <text:p>2. search the namespace of each of package in search list.</text:p>
              </text:list-item>
              <text:list-item>
                <text:p>&gt;search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Namespace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Users can configure which package get loaded on startup.</text:p>
              </text:list-item>
              <text:list-item>
                <text:p>Whenever we load a package with library, its namespace gets position 2 and everything else gets shifted down the list.</text:p>
              </text:list-item>
              <text:list-item>
                <text:p>R has separate namespace for functions and non functions. So you can have a object and function <text:s/>with same nam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Lexical Scoping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F&lt;-function(x,y){</text:p>
                <text:p>x^2+y/z</text:p>
                <text:p>}</text:p>
                <text:p>Now x has 2 formal arguments x and y. <text:s/>And z is free variable. Scoping determines how values are assigned to free variables.</text:p>
              </text:list-item>
              <text:list-item>
                <text:p>The free variables are searched for in the environments in which the function is defined.</text:p>
              </text:list-item>
              <text:list-item>
                <text:p>When not found then search is continued in parent environment <text:s/>till we hit top level environment or global environment.</text:p>
              </text:list-item>
              <text:list-item>
                <text:p>After top level search continues down the search list( search()) untill we hit empty environment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unction inside Function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In R we can have functions defined inside another function. In this case the environment function is defined is the body of another function.</text:p>
              </text:list-item>
              <text:list-item>
                <text:p>make_power&lt;-function(n) {</text:p>
                <text:p><text:s/><text:tab/>pow&lt;- function(x) {</text:p>
                <text:p><text:s text:c="5"/>x^n</text:p>
                <text:p>}</text:p>
                <text:p>pow</text:p>
                <text:p>}</text:p>
              </text:list-item>
              <text:list-item>
                <text:p>Cube&lt;-make.power(3)</text:p>
              </text:list-item>
              <text:list-item>
                <text:p>Square&lt;-make.power(2)</text:p>
              </text:list-item>
              <text:list-item>
                <text:p>cube(3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oding Standar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Always use text file/editor</text:p>
              </text:list-item>
              <text:list-item>
                <text:p>Indent your code(one space)</text:p>
              </text:list-item>
              <text:list-item>
                <text:p>Limit the width of code (80 lines)</text:p>
              </text:list-item>
              <text:list-item>
                <text:p>Limit the length of individual function</text:p>
              </text:list-item>
              <text:list-item>
                <text:p>Go to preference menu in R Studio and can set the value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1T1">
        <office:forms form:automatic-focus="false" form:apply-design-mode="false"/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 text:style-name="P1"><text:s text:c="2"/><text:tab/>QUES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26:37.390262315</meta:creation-date>
    <dc:date>2017-03-11T12:08:00.985747236</dc:date>
    <meta:editing-duration>PT20M27S</meta:editing-duration>
    <meta:editing-cycles>12</meta:editing-cycles>
    <meta:generator>LibreOffice/4.2.8.2$Linux_X86_64 LibreOffice_project/420m0$Build-2</meta:generator>
    <meta:document-statistic meta:object-count="103"/>
  </office:meta>
</office:document-meta>
</file>